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9B00000016249491BC0.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style:style>
    <style:style style:name="P4" style:family="paragraph" style:parent-style-name="Standard">
      <style:text-properties style:font-name="Liberation Serif"/>
    </style:style>
    <style:style style:name="P5" style:family="paragraph" style:parent-style-name="Standard">
      <style:text-properties style:font-name="Liberation Serif"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arial" fo:font-size="9pt" fo:letter-spacing="normal" fo:font-style="normal" fo:font-weight="bold" style:font-weight-asian="bold" style:font-weight-complex="bold"/>
    </style:style>
    <style:style style:name="T4" style:family="text">
      <style:text-properties fo:font-variant="normal" fo:text-transform="none" fo:color="#222222" style:font-name="arial" fo:font-size="9pt" fo:letter-spacing="normal" fo:font-style="italic" fo:font-weight="normal" style:font-style-asian="italic" style:font-style-complex="italic"/>
    </style:style>
    <style:style style:name="T5" style:family="text">
      <style:text-properties fo:font-variant="normal" fo:text-transform="none" fo:color="#222222" style:font-name="arial" fo:font-size="16pt" fo:letter-spacing="normal" fo:font-style="normal" fo:font-weight="bold" style:font-size-asian="16pt" style:font-weight-asian="bold" style:font-size-complex="16pt" style:font-weight-complex="bold"/>
    </style:style>
    <style:style style:name="T6" style:family="text">
      <style:text-properties fo:font-variant="normal" fo:text-transform="none" fo:color="#222222" style:font-name="arial" fo:letter-spacing="normal" fo:font-style="normal" fo:font-weight="bold" style:font-weight-asian="bold" style:font-weight-complex="bold"/>
    </style:style>
    <style:style style:name="T7" style:family="text">
      <style:text-properties fo:font-variant="normal" fo:text-transform="none" fo:color="#222222" style:font-name="arial" fo:letter-spacing="normal" fo:font-style="italic" fo:font-weight="normal" style:font-style-asian="italic" style:font-style-complex="italic"/>
    </style:style>
    <style:style style:name="T8" style:family="text">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22222" fo:font-size="16pt" fo:letter-spacing="normal" fo:font-style="normal" fo:font-weight="bold" style:font-size-asian="16pt" style:font-weight-asian="bold" style:font-size-complex="16pt" style:font-weight-complex="bold"/>
    </style:style>
    <style:style style:name="T11"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222222" fo:font-size="12pt" fo:letter-spacing="normal" fo:font-style="italic" fo:font-weight="normal" style:font-size-asian="12pt" style:font-style-asian="italic" style:font-size-complex="12pt" style:font-style-complex="italic"/>
    </style:style>
    <style:style style:name="T13"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italic" fo:font-weight="normal" style:font-size-asian="12pt" style:font-style-asian="italic" style:font-size-complex="12pt" style:font-style-complex="italic"/>
    </style:style>
    <style:style style:name="T15" style:family="text">
      <style:text-properties fo:font-variant="normal" fo:text-transform="none" fo:color="#222222" style:font-name="Liberation Sans"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222222" style:font-name="Liberation Sans"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fo:color="#1155cc" style:font-name="arial" fo:font-size="9pt" fo:letter-spacing="normal" fo:font-style="normal" fo:font-weight="normal"/>
    </style:style>
    <style:style style:name="T18" style:family="text">
      <style:text-properties fo:font-variant="normal" fo:text-transform="none" fo:color="#1155cc" style:font-name="arial" fo:font-size="9pt" fo:letter-spacing="normal" fo:font-style="italic" fo:font-weight="normal" style:font-style-asian="italic" style:font-style-complex="italic"/>
    </style:style>
    <style:style style:name="T19" style:family="text">
      <style:text-properties fo:font-variant="normal" fo:text-transform="none" fo:color="#1155cc" style:font-name="arial" fo:letter-spacing="normal" fo:font-style="italic" fo:font-weight="normal" style:font-style-asian="italic" style:font-style-complex="italic"/>
    </style:style>
    <style:style style:name="T20" style:family="text">
      <style:text-properties fo:font-variant="normal" fo:text-transform="none" fo:color="#1155cc" style:font-name="arial" fo:font-size="12pt" fo:letter-spacing="normal" fo:font-style="italic" fo:font-weight="normal" style:font-size-asian="12pt" style:font-style-asian="italic" style:font-size-complex="12pt" style:font-style-complex="italic"/>
    </style:style>
    <style:style style:name="T21" style:family="text">
      <style:text-properties fo:font-variant="normal" fo:text-transform="none" fo:color="#1155cc" fo:font-size="12pt" fo:letter-spacing="normal" fo:font-style="italic" fo:font-weight="normal" style:font-size-asian="12pt" style:font-style-asian="italic" style:font-size-complex="12pt" style:font-style-complex="italic"/>
    </style:style>
    <style:style style:name="T22" style:family="text">
      <style:text-properties fo:font-variant="normal" fo:text-transform="none" fo:color="#1155cc" style:font-name="Liberation Serif" fo:font-size="12pt" fo:letter-spacing="normal" fo:font-style="italic" fo:font-weight="normal" style:font-size-asian="12pt" style:font-style-asian="italic" style:font-size-complex="12pt" style:font-style-complex="italic"/>
    </style:style>
    <style:style style:name="T23" style:family="text">
      <style:text-properties fo:font-variant="normal" fo:text-transform="none" fo:color="#1155cc" style:font-name="Liberation Sans" fo:font-size="12pt" fo:letter-spacing="normal" fo:font-style="italic" fo:font-weight="normal" style:font-size-asian="12pt" style:font-style-asian="italic" style:font-size-complex="12pt" style:font-style-complex="italic"/>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tyle="italic" style:font-style-asian="italic" style:font-style-complex="italic"/>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fo:font-style="italic" style:font-size-asian="12pt" style:font-style-asian="italic" style:font-size-complex="12pt" style:font-style-complex="italic"/>
    </style:style>
    <style:style style:name="T30" style:family="text">
      <style:text-properties style:font-name="Liberation Sans" fo:font-size="12pt" style:font-size-asian="12pt" style:font-size-complex="12pt"/>
    </style:style>
    <style:style style:name="T31" style:family="text">
      <style:text-properties style:font-name="Liberation Sans"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 Build Service version 2.4 released – Quotations</text:p>
      <text:p text:style-name="P1"><text:span text:style-name="T10"/></text:p>
      <text:p text:style-name="P1"><text:span text:style-name="T15">Henne Vogelsang:</text:span><text:span text:style-name="T30"><text:line-break/></text:span><text:span text:style-name="T16">As you can see, OBS 2.4 includes so many improvements in so many corners of the project that we in the team keep on joking about how indignant with the previous versions we are. The OBS team is very proud of this release.</text:span><text:span text:style-name="T31"><text:line-break/><text:line-break/></text:span><text:span text:style-name="T16">My own favorite feature is the beginning move to separate the individual parts of the OBS more cleanly. Lot's of stuff has been moved around from the UI into the API, the backend to the API, vice versa and so on and so on. We are heading into a direction of an architecture which makes even more sense than it does right now. And that we can achieve that with the current code base and personnel is a sign of a very healthy project IMHO.</text:span><text:span text:style-name="T30"><text:line-break/><text:line-break/></text:span><text:span text:style-name="T15">Sascha Peilicke:</text:span><text:span text:style-name="T30"><text:line-break/></text:span><text:span text:style-name="T16">I see much positive development in all the processes behind OBS and openSUSE. About OBS the software, the best thing for me is that the 2.4 dev cycle was rather unsurprising. Much less outages and regressions, the increased test coverage clearly paid off. The source services improved, tar_scm can generate version numbers fully automated from git (by using the last 'release' git tag). There are some new services, like github_tarballs.</text:span><text:span text:style-name="T31"><text:line-break/></text:span><text:span text:style-name="T30"><text:line-break/></text:span><text:span text:style-name="T15">Adrian Schröter:</text:span><text:span text:style-name="T30"><text:line-break/></text:span><text:span text:style-name="T16">It is an evolving release. It has its biggest impacts on larger OBS instances and instances which use emulators for cross-building for foreign architectures.</text:span><text:span text:style-name="T31"><text:line-break/><text:line-break/></text:span><text:span text:style-name="T16">The statistics allow us to to analyze the used resources, and they allow us to setup build workers more efficiently for the individual jobs. This enables us to have many small machines building plenty of small jobs only in RAM and also very big hosts which just process one large kernel package for example. We will also collect the changes of used resources over the time to get a better picture of needed resources.</text:span><text:span text:style-name="T31"><text:line-break/><text:line-break/></text:span><text:span text:style-name="T16">Also the new arm 64 architecture is supported for the first time.</text:span><text:span text:style-name="T31"><text:line-break/></text:span><text:span text:style-name="T30"><text:line-break/></text:span><text:span text:style-name="T15">Michael Schröder:</text:span><text:span text:style-name="T30"><text:line-break/></text:span><text:span text:style-name="T16">The non-blocking interconnect was requested by many companies that have their own build service instance running and connect to the reference server, </text:span><text:a xlink:type="simple" xlink:href="http://build.opensuse.org/" office:target-frame-name="_blank" xlink:show="new"><text:span text:style-name="T23">build.opensuse.org</text:span></text:a><text:span text:style-name="T16">. These interconnecting build services will now continue to work even when the reference server is not available for whatever reason.</text:span><text:span text:style-name="T30"><text:line-break/><text:line-break/></text:span><text:span text:style-name="T15">Stephan Kulow:</text:span><text:span text:style-name="T30"><text:line-break/></text:span><text:span text:style-name="T16">For me OBS 2.4 is all about finally getting all these cleanups out that were done under the hood. Improving test coverage, adding a whole new webui test suite from GSoC, porting to Rails 3, fixing the requests data model, porting our custom javascript/css to asset pipelines, getting CodeMirror 3 in with improved toolbars and all that speedup work for the webui that was done by moving huge parts into the API. And of course the pre-install images helped a bit while we were low in build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drawooo="http://openoffice.org/2010/draw" xmlns:css3t="http://www.w3.org/TR/css3-text/" office:version="1.2">
  <office:font-face-decls>
    <style:font-face style:name="arial" svg:font-family="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nl" fo:country="NL"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graphics1" text:anchor-type="paragraph" svg:width="6.6929in" svg:height="0.9547in" draw:z-index="0"><draw:image xlink:href="Pictures/10000201000009B00000016249491BC0.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Jos Poortvliet</meta:initial-creator>
    <meta:creation-date>2013-04-25T20:25:01</meta:creation-date>
    <dc:date>2013-04-29T12:55:05</dc:date>
    <dc:creator>Jos Poortvliet</dc:creator>
    <meta:editing-duration>P0D</meta:editing-duration>
    <meta:editing-cycles>5</meta:editing-cycles>
    <meta:generator>LibreOffice/3.6$Linux_X86_64 LibreOffice_project/360m1$Build-304</meta:generator>
    <meta:document-statistic meta:table-count="0" meta:image-count="1" meta:object-count="0" meta:page-count="1" meta:paragraph-count="2" meta:word-count="457" meta:character-count="2680" meta:non-whitespace-character-count="2218"/>
  </office:meta>
</office:document-meta>
</file>